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2.04cm" loext:decorative="false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2.993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471cm" fo:min-width="0.453cm" loext:decorative="false"/>
      <style:paragraph-properties style:writing-mode="lr-tb"/>
    </style:style>
    <style:style style:name="gr5" style:family="graphic" style:parent-style-name="standard">
      <style:graphic-properties svg:stroke-color="#ffffff" svg:stroke-opacity="0%" draw:fill="none" loext:fill-use-slide-background="false" draw:textarea-horizontal-align="justify" draw:textarea-vertical-align="middle" draw:auto-grow-height="false" fo:min-height="1.02cm" fo:min-width="0.452cm" loext:decorative="false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3.628cm" loext:decorative="false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.655cm" fo:min-width="2.675cm" loext:decorative="false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905cm" svg:x="1.952cm" svg:y="3.54cm">
          <text:p text:style-name="P1">Goal</text:p>
          <text:p text:style-name="P1">(odom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492cm" svg:y1="4.492cm" svg:x2="6.397cm" svg:y2="4.492cm">
          <text:p text:style-name="P1"/>
          <text:p text:style-name="P1">tf</text:p>
        </draw:line>
        <draw:custom-shape draw:style-name="gr1" draw:text-style-name="P1" draw:layer="layout" svg:width="2.54cm" svg:height="1.905cm" svg:x="6.397cm" svg:y="3.54cm">
          <text:p text:style-name="P1">Goal</text:p>
          <text:p text:style-name="P1">(local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93cm" svg:height="1.905cm" svg:x="10.842cm" svg:y="2.587cm">
          <text:p text:style-name="P1">Angular</text:p>
          <text:p text:style-name="P1">Erro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2.223cm" draw:transform="rotate (2.45515465878042) translate (18.497cm 5.124cm)">
          <text:p text:style-name="P1"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2" draw:layer="layout" svg:width="0.952cm" svg:height="1.27cm" svg:x="18.423cm" svg:y="2.905cm">
          <text:p text:style-name="P1">K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937cm" svg:y1="4.492cm" svg:x2="10.842cm" svg:y2="3.54cm">
          <text:p/>
        </draw:line>
        <draw:line draw:style-name="gr6" draw:text-style-name="P2" draw:layer="layout" svg:x1="8.937cm" svg:y1="4.492cm" svg:x2="10.842cm" svg:y2="6.08cm">
          <text:p/>
        </draw:line>
        <draw:custom-shape draw:style-name="gr7" draw:text-style-name="P1" draw:layer="layout" svg:width="4.128cm" svg:height="1.905cm" svg:x="10.842cm" svg:y="5.445cm">
          <text:p text:style-name="P1">Longitudinal</text:p>
          <text:p text:style-name="P1">Error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4.97cm" svg:y1="6.415cm" svg:x2="16.24cm" svg:y2="6.415cm">
          <text:p/>
        </draw:line>
        <draw:custom-shape draw:style-name="gr7" draw:text-style-name="P1" draw:layer="layout" svg:width="4.128cm" svg:height="1.905cm" svg:x="16.24cm" svg:y="5.445cm">
          <text:p text:style-name="P1">Velocity</text:p>
          <text:p text:style-name="P1">Profile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4.27cm" svg:y1="3.515cm" svg:x2="18.462cm" svg:y2="3.54cm">
          <text:p/>
        </draw:line>
        <draw:line draw:style-name="gr8" draw:text-style-name="P2" draw:layer="layout" svg:x1="14.27cm" svg:y1="3.527cm" svg:x2="17.827cm" svg:y2="5.445cm">
          <text:p/>
        </draw:line>
        <draw:custom-shape draw:style-name="gr9" draw:text-style-name="P1" draw:layer="layout" svg:width="3.175cm" svg:height="1.905cm" svg:x="23.772cm" svg:y="3.857cm">
          <text:p text:style-name="P1">Turtlebot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9.985cm" svg:y1="3.515cm" svg:x2="23.86cm" svg:y2="4.175cm">
          <text:p text:style-name="P1">angular</text:p>
          <text:p text:style-name="P1">velocity</text:p>
        </draw:line>
        <draw:line draw:style-name="gr10" draw:text-style-name="P2" draw:layer="layout" svg:x1="20.367cm" svg:y1="6.715cm" svg:x2="23.86cm" svg:y2="5.445cm">
          <text:p text:style-name="P1">linear</text:p>
          <text:p text:style-name="P1">velocity</text:p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7:04:43.967342881</meta:creation-date>
    <dc:date>2025-03-11T17:11:55.169058568</dc:date>
    <meta:editing-duration>PT7M12S</meta:editing-duration>
    <meta:editing-cycles>1</meta:editing-cycles>
    <meta:document-statistic meta:object-count="16"/>
    <meta:generator>LibreOffice/24.2.7.2$Linux_X86_64 LibreOffice_project/420$Build-2</meta:generator>
  </office:meta>
</office:document-meta>
</file>